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3.646cm" fo:min-width="8.396cm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3.646cm" fo:min-width="10.396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3.636cm" fo:min-width="10.396cm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width="0.106cm" svg:stroke-color="#000000" draw:marker-start-width="0.359cm" draw:marker-end-width="0.359cm" draw:fill="none" draw:fill-color="#ffffff" fo:min-height="1.02cm"/>
    </style:style>
    <style:style style:name="gr6" style:family="graphic" style:parent-style-name="standard">
      <style:graphic-properties draw:stroke="dash" draw:stroke-dash="Fine_20_Dashed" svg:stroke-width="0.106cm" svg:stroke-color="#ed1c24" draw:marker-start-width="0.358cm" draw:marker-end-width="0.358cm" draw:fill="none" draw:textarea-horizontal-align="justify" draw:textarea-vertical-align="middle" draw:auto-grow-height="false" fo:min-height="44.765cm" fo:min-width="41.687cm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ed1c24" draw:fill="none" fo:min-height="2.787cm"/>
    </style:style>
    <style:style style:name="gr8" style:family="graphic" style:parent-style-name="standard">
      <style:graphic-properties draw:stroke="dash" draw:stroke-dash="Fine_20_Dashed" svg:stroke-width="0.106cm" svg:stroke-color="#0066b3" draw:marker-start-width="0.358cm" draw:marker-end-width="0.358cm" draw:fill="none" draw:textarea-horizontal-align="justify" draw:textarea-vertical-align="middle" draw:auto-grow-height="false" fo:min-height="30.033cm" fo:min-width="43.476cm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66b3" draw:fill="none" fo:min-height="2.819cm"/>
    </style:style>
    <style:style style:name="gr10" style:family="graphic" style:parent-style-name="standard">
      <style:graphic-properties draw:stroke="none" draw:fill="none" fo:min-height="1.423cm"/>
    </style:style>
    <style:style style:name="gr11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3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/>
      <style:text-properties fo:font-size="23pt"/>
    </style:style>
    <style:style style:name="P4" style:family="paragraph">
      <loext:graphic-properties draw:fill="none"/>
      <style:paragraph-properties fo:text-align="center"/>
      <style:text-properties fo:font-size="23pt" fo:font-weight="bold" style:font-size-asian="22pt" style:font-size-complex="22pt"/>
    </style:style>
    <style:style style:name="P5" style:family="paragraph">
      <loext:graphic-properties draw:fill="none" draw:fill-color="#ffffff"/>
      <style:paragraph-properties fo:text-align="center"/>
      <style:text-properties fo:font-size="23pt" fo:font-weight="bold" style:font-size-asian="22pt" style:font-weight-asian="bold" style:font-size-complex="22pt" style:font-weight-complex="bold"/>
    </style:style>
    <style:style style:name="P6" style:family="paragraph">
      <loext:graphic-properties draw:fill="none"/>
      <style:paragraph-properties fo:text-align="center"/>
      <style:text-properties fo:font-size="23pt" fo:font-weight="bold"/>
    </style:style>
    <style:style style:name="P7" style:family="paragraph">
      <style:paragraph-properties fo:text-align="center"/>
      <style:text-properties fo:font-size="30pt" style:font-size-asian="30pt" style:font-size-complex="30pt"/>
    </style:style>
    <style:style style:name="P8" style:family="paragraph">
      <loext:graphic-properties draw:fill="none"/>
      <style:paragraph-properties fo:text-align="center"/>
      <style:text-properties fo:color="#ed1c24" fo:font-size="30pt" fo:font-weight="bold" style:font-size-asian="30pt" style:font-size-complex="30pt"/>
    </style:style>
    <style:style style:name="P9" style:family="paragraph">
      <loext:graphic-properties draw:fill="none"/>
      <style:paragraph-properties fo:text-align="center"/>
      <style:text-properties fo:color="#0066b3" fo:font-size="30pt" style:font-size-asian="30pt" style:font-size-complex="3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="none"/>
    </style:style>
    <style:style style:name="T1" style:family="text">
      <style:text-properties fo:font-size="23pt" fo:font-weight="bold" style:font-size-asian="22pt" style:font-weight-asian="bold" style:font-size-complex="22pt" style:font-weight-complex="bold"/>
    </style:style>
    <style:style style:name="T2" style:family="text">
      <style:text-properties fo:font-size="23pt" fo:font-weight="bold" style:font-size-asian="22pt" style:font-size-complex="22pt"/>
    </style:style>
    <style:style style:name="T3" style:family="text">
      <style:text-properties fo:color="#ed1c24" fo:font-size="30pt" fo:font-weight="bold" style:font-size-asian="30pt" style:font-weight-asian="bold" style:font-size-complex="30pt" style:font-weight-complex="bold"/>
    </style:style>
    <style:style style:name="T4" style:family="text">
      <style:text-properties fo:color="#0066b3" fo:font-size="30pt" fo:font-weight="bold" style:font-size-asian="30pt" style:font-weight-asian="bold" style:font-size-complex="30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3pt" fo:font-style="normal" fo:text-shadow="none" style:text-underline-style="none" fo:font-weight="bold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9cm" svg:height="4cm" svg:x="1.578cm" svg:y="2.025cm">
          <text:p text:style-name="P1"><text:span text:style-name="T1">FT_SlabOptThick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" draw:text-style-name="P3" draw:layer="layout" svg:x1="10.578cm" svg:y1="4.025cm" svg:x2="22.164cm" svg:y2="8.996cm" draw:start-shape="id1" draw:start-glue-point="1" draw:end-shape="id2" draw:end-glue-point="0" svg:d="M10578 4025h11586v4971" svg:viewBox="0 0 11587 4972">
          <text:p/>
        </draw:connector>
        <draw:custom-shape draw:style-name="gr3" draw:text-style-name="P4" xml:id="id2" draw:id="id2" draw:layer="layout" svg:width="11cm" svg:height="4cm" svg:x="16.664cm" svg:y="8.996cm">
          <text:p text:style-name="P1"><text:span text:style-name="T2">FT_StartThickCon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8" draw:id="id8" draw:layer="layout" svg:width="11cm" svg:height="3.99cm" svg:x="16.666cm" svg:y="40.637cm">
          <text:p text:style-name="P1"><text:span text:style-name="T2">FT_SurfaceEner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1" draw:id="id11" draw:layer="layout" svg:width="11cm" svg:height="3.99cm" svg:x="16.666cm" svg:y="48.386cm">
          <text:p text:style-name="P1"><text:span text:style-name="T2">FT_EndThickCon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11cm" svg:height="4cm" svg:x="16.664cm" svg:y="16.032cm">
          <text:p text:style-name="P1"><text:span text:style-name="T2">FT_GenerateSla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22.164cm" svg:y1="12.996cm" svg:x2="22.164cm" svg:y2="16.032cm" draw:start-shape="id2" draw:start-glue-point="2" draw:end-shape="id3" draw:end-glue-point="0" svg:d="M22164 12996v3036" svg:viewBox="0 0 1 3037">
          <text:p/>
        </draw:connector>
        <draw:connector draw:style-name="gr2" draw:text-style-name="P3" draw:layer="layout" draw:type="line" svg:x1="22.164cm" svg:y1="20.032cm" svg:x2="8.405cm" svg:y2="23.401cm" draw:start-shape="id3" draw:start-glue-point="2" draw:end-shape="id4" draw:end-glue-point="0" svg:d="M22164 20032l-13759 3369" svg:viewBox="0 0 13760 3370">
          <text:p/>
        </draw:connector>
        <draw:connector draw:style-name="gr2" draw:text-style-name="P3" draw:layer="layout" draw:type="line" svg:x1="22.164cm" svg:y1="20.032cm" svg:x2="22.166cm" svg:y2="23.401cm" draw:start-shape="id3" draw:start-glue-point="2" draw:end-shape="id5" draw:end-glue-point="0" svg:d="M22164 20032l2 3369" svg:viewBox="0 0 3 3370">
          <text:p/>
        </draw:connector>
        <draw:connector draw:style-name="gr2" draw:text-style-name="P3" draw:layer="layout" draw:type="line" svg:x1="22.164cm" svg:y1="20.032cm" svg:x2="38.123cm" svg:y2="23.401cm" draw:start-shape="id3" draw:start-glue-point="2" draw:end-shape="id6" draw:end-glue-point="0" svg:d="M22164 20032l15959 3369" svg:viewBox="0 0 15960 3370">
          <text:p/>
        </draw:connector>
        <draw:connector draw:style-name="gr2" draw:text-style-name="P3" draw:layer="layout" draw:type="line" svg:x1="8.405cm" svg:y1="34.701cm" svg:x2="22.166cm" svg:y2="40.637cm" draw:start-shape="id7" draw:start-glue-point="2" draw:end-shape="id8" draw:end-glue-point="0" svg:d="M8405 34701l13761 5936" svg:viewBox="0 0 13762 5937">
          <text:p/>
        </draw:connector>
        <draw:connector draw:style-name="gr2" draw:text-style-name="P3" draw:layer="layout" draw:type="line" svg:x1="22.166cm" svg:y1="34.701cm" svg:x2="22.166cm" svg:y2="40.637cm" draw:start-shape="id9" draw:start-glue-point="2" draw:end-shape="id8" draw:end-glue-point="0" svg:d="M22166 34701v5936" svg:viewBox="0 0 1 5937">
          <text:p/>
        </draw:connector>
        <draw:connector draw:style-name="gr2" draw:text-style-name="P3" draw:layer="layout" draw:type="line" svg:x1="38.123cm" svg:y1="34.701cm" svg:x2="22.166cm" svg:y2="40.637cm" draw:start-shape="id10" draw:start-glue-point="2" draw:end-shape="id8" draw:end-glue-point="0" svg:d="M38123 34701l-15957 5936" svg:viewBox="0 0 15958 5937">
          <text:p/>
        </draw:connector>
        <draw:connector draw:style-name="gr2" draw:text-style-name="P3" draw:layer="layout" draw:type="line" svg:x1="22.166cm" svg:y1="44.627cm" svg:x2="22.166cm" svg:y2="48.386cm" draw:start-shape="id8" draw:start-glue-point="2" draw:end-shape="id11" draw:end-glue-point="0" svg:d="M22166 44627v3759" svg:viewBox="0 0 1 3760">
          <text:p/>
        </draw:connector>
        <draw:custom-shape draw:style-name="gr3" draw:text-style-name="P4" xml:id="id4" draw:id="id4" draw:layer="layout" svg:width="11cm" svg:height="4cm" svg:x="2.905cm" svg:y="23.401cm">
          <text:p text:style-name="P1"><text:span text:style-name="T2">FT_RelaxStructure (bulk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5" draw:id="id5" draw:layer="layout" svg:width="11cm" svg:height="4cm" svg:x="16.666cm" svg:y="23.401cm">
          <text:p text:style-name="P1"><text:span text:style-name="T2">FT_RelaxStructure (slab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" draw:id="id6" draw:layer="layout" svg:width="11cm" svg:height="4cm" svg:x="32.623cm" svg:y="23.401cm">
          <text:p text:style-name="P1"><text:span text:style-name="T2">FT_RelaxStructure (slab-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3.048cm" svg:height="1.27cm" svg:x="28.656cm" svg:y="24.766cm">
          <draw:text-box>
            <text:p text:style-name="P1"><text:span text:style-name="T1">…</text:span></text:p>
          </draw:text-box>
        </draw:frame>
        <draw:g>
          <draw:custom-shape draw:style-name="gr6" draw:text-style-name="P6" draw:layer="layout" svg:width="42.291cm" svg:height="45.119cm" svg:x="2.132cm" svg:y="7.9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8" draw:layer="layout" svg:width="10.657cm" svg:height="3.037cm" svg:x="33.658cm" svg:y="8.279cm">
            <draw:text-box>
              <text:p text:style-name="P7"><text:span text:style-name="T3">SWF – converge slab thickness</text:span></text:p>
            </draw:text-box>
          </draw:frame>
        </draw:g>
        <draw:g>
          <draw:custom-shape draw:style-name="gr8" draw:text-style-name="P3" draw:layer="layout" svg:width="44.08cm" svg:height="30.387cm" svg:x="1.243cm" svg:y="15.0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9" draw:layer="layout" svg:width="10.265cm" svg:height="3.069cm" svg:x="35.028cm" svg:y="15.332cm">
            <draw:text-box>
              <text:p text:style-name="P7"><text:span text:style-name="T4">SWF – calculate surface energy</text:span></text:p>
            </draw:text-box>
          </draw:frame>
        </draw:g>
        <draw:custom-shape draw:style-name="gr3" draw:text-style-name="P4" xml:id="id7" draw:id="id7" draw:layer="layout" svg:width="11cm" svg:height="4cm" svg:x="2.905cm" svg:y="30.701cm">
          <text:p text:style-name="P1"><text:span text:style-name="T5">FT_PutStruct</text:span><text:span text:style-name="T2">InDB (bulk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9" draw:id="id9" draw:layer="layout" svg:width="11cm" svg:height="4cm" svg:x="16.666cm" svg:y="30.701cm">
          <text:p text:style-name="P1"><text:span text:style-name="T5">FT_PutStruct</text:span><text:span text:style-name="T2">InDB (slab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0" draw:id="id10" draw:layer="layout" svg:width="11cm" svg:height="4cm" svg:x="32.623cm" svg:y="30.701cm">
          <text:p text:style-name="P1"><text:span text:style-name="T5">FT_PutStruct</text:span><text:span text:style-name="T2">InDB (slab-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3.048cm" svg:height="1.27cm" svg:x="28.656cm" svg:y="32.066cm">
          <draw:text-box>
            <text:p text:style-name="P1"><text:span text:style-name="T1">…</text:span></text:p>
          </draw:text-box>
        </draw:frame>
        <draw:connector draw:style-name="gr2" draw:text-style-name="P10" draw:layer="layout" draw:type="line" svg:x1="8.405cm" svg:y1="27.401cm" svg:x2="8.405cm" svg:y2="30.701cm" draw:start-shape="id4" draw:start-glue-point="2" draw:end-shape="id7" draw:end-glue-point="0" svg:d="M8405 27401v3300" svg:viewBox="0 0 1 3301">
          <text:p/>
        </draw:connector>
        <draw:connector draw:style-name="gr2" draw:text-style-name="P10" draw:layer="layout" draw:type="line" svg:x1="22.166cm" svg:y1="27.401cm" svg:x2="22.166cm" svg:y2="30.701cm" draw:start-shape="id5" draw:start-glue-point="2" draw:end-shape="id9" draw:end-glue-point="0" svg:d="M22166 27401v3300" svg:viewBox="0 0 1 3301">
          <text:p/>
        </draw:connector>
        <draw:connector draw:style-name="gr2" draw:text-style-name="P10" draw:layer="layout" draw:type="line" svg:x1="38.123cm" svg:y1="27.401cm" svg:x2="38.123cm" svg:y2="30.701cm" draw:start-shape="id6" draw:start-glue-point="2" draw:end-shape="id10" draw:end-glue-point="0" svg:d="M38123 27401v3300" svg:viewBox="0 0 1 3301">
          <text:p/>
        </draw:connector>
        <draw:frame draw:style-name="gr10" draw:text-style-name="P12" draw:layer="layout" svg:width="11.176cm" svg:height="1.673cm" svg:x="10.783cm" svg:y="2.883cm">
          <draw:text-box>
            <text:p text:style-name="P11"><text:span text:style-name="T6">SlabWF.conv_slabthick_surfene</text:span></text:p>
          </draw:text-box>
        </draw:frame>
        <draw:frame draw:style-name="gr11" draw:text-style-name="P13" draw:layer="layout" svg:width="10.59cm" svg:height="0.963cm" svg:x="21.636cm" svg:y="14.033cm">
          <draw:text-box>
            <text:p text:style-name="P1"><text:span text:style-name="T6">SurfEneWF.surface_energy</text:span></text:p>
          </draw:text-box>
        </draw:frame>
        <draw:connector draw:style-name="gr2" draw:text-style-name="P3" draw:layer="layout" draw:line-skew="1.102cm" svg:x1="27.666cm" svg:y1="50.381cm" svg:x2="27.664cm" svg:y2="18.032cm" draw:start-shape="id11" draw:start-glue-point="1" draw:end-shape="id3" draw:end-glue-point="1" svg:d="M27666 50381h1655v-32349h-1657" svg:viewBox="0 0 1658 323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7cm" fo:page-height="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3T17:22:07.578748340</meta:creation-date>
    <dc:date>2021-02-10T11:49:27.725185666</dc:date>
    <meta:editing-duration>PT1H52M28S</meta:editing-duration>
    <meta:editing-cycles>50</meta:editing-cycles>
    <meta:generator>LibreOffice/6.0.7.3$Linux_X86_64 LibreOffice_project/00m0$Build-3</meta:generator>
    <meta:document-statistic meta:object-count="34"/>
  </office:meta>
</office:document-meta>
</file>